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value-type" style:repeat-content="false"/>
      <style:paragraph-properties fo:margin-left="0pt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date" office:date-value="2017-03-20" calcext:value-type="date">
            <text:p>03/20/17</text:p>
          </table:table-cell>
          <table:table-cell table:number-columns-repeated="2"/>
          <table:table-cell office:value-type="string" calcext:value-type="string">
            <text:p>created by <text:span text:style-name="T1">Noah Anderson</text:span>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on Terminal Tes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Method</text:p>
          </table:table-cell>
          <table:table-cell table:style-name="ce2"/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fault constructor</text:p>
          </table:table-cell>
          <table:table-cell/>
          <table:table-cell office:value-type="string" calcext:value-type="string">
            <text:p>tests that the default is 0+0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mplex constuctor</text:p>
          </table:table-cell>
          <table:table-cell/>
          <table:table-cell office:value-type="string" calcext:value-type="string">
            <text:p>tests that the constuctor accounts for a negative real and imaginary part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omplex constructor</text:p>
          </table:table-cell>
          <table:table-cell/>
          <table:table-cell office:value-type="string" calcext:value-type="string">
            <text:p>tests that the constructor accounts for both positive parts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py constructor </text:p>
          </table:table-cell>
          <table:table-cell/>
          <table:table-cell office:value-type="string" calcext:value-type="string">
            <text:p>tests that a declared c1 is copied to an undeclared complex c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ddition operator</text:p>
          </table:table-cell>
          <table:table-cell/>
          <table:table-cell office:value-type="string" calcext:value-type="string">
            <text:p>tests that c1(1,0) and c2(0,1) == c3(1,1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ddition operator</text:p>
          </table:table-cell>
          <table:table-cell/>
          <table:table-cell office:value-type="string" calcext:value-type="string">
            <text:p>tests the addition between to complex numbers with both parts greater than 0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ddition operator</text:p>
          </table:table-cell>
          <table:table-cell/>
          <table:table-cell office:value-type="string" calcext:value-type="string">
            <text:p>tests a complex plus an integ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ddition operator</text:p>
          </table:table-cell>
          <table:table-cell/>
          <table:table-cell office:value-type="string" calcext:value-type="string">
            <text:p>tests a complex plus a floa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ubtraction operator</text:p>
          </table:table-cell>
          <table:table-cell/>
          <table:table-cell office:value-type="string" calcext:value-type="string">
            <text:p>tests a complex minus a complex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btraction operator</text:p>
          </table:table-cell>
          <table:table-cell/>
          <table:table-cell office:value-type="string" calcext:value-type="string">
            <text:p>tests that an equal c1 and c2 subtract to equal 0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ubtraction operator</text:p>
          </table:table-cell>
          <table:table-cell/>
          <table:table-cell office:value-type="string" calcext:value-type="string">
            <text:p>tests that a smaller c1 minus a larger c2 results in a correct negative complex numbe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ubtraction operator</text:p>
          </table:table-cell>
          <table:table-cell/>
          <table:table-cell office:value-type="string" calcext:value-type="string">
            <text:p>tests a complex number minus an integer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ubtraction operator</text:p>
          </table:table-cell>
          <table:table-cell/>
          <table:table-cell office:value-type="string" calcext:value-type="string">
            <text:p>tests a complex number minus a float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multiplication operator</text:p>
          </table:table-cell>
          <table:table-cell/>
          <table:table-cell office:value-type="string" calcext:value-type="string">
            <text:p>tests the multiplication of two complex numbers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multiplication operator</text:p>
          </table:table-cell>
          <table:table-cell/>
          <table:table-cell office:value-type="string" calcext:value-type="string">
            <text:p>tests that a complex number greater than zero multiplied by (0,0) gives you a product of 0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ltiplication operator</text:p>
          </table:table-cell>
          <table:table-cell/>
          <table:table-cell office:value-type="string" calcext:value-type="string">
            <text:p>tests the multiplication of a complex number and an integer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multiplication operator</text:p>
          </table:table-cell>
          <table:table-cell/>
          <table:table-cell office:value-type="string" calcext:value-type="string">
            <text:p>tests the multiplication of a complex number and a float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ivision operator </text:p>
          </table:table-cell>
          <table:table-cell/>
          <table:table-cell office:value-type="string" calcext:value-type="string">
            <text:p>tests that the division of two equal complex numbers returns the quotient 1+(0i)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ivision operator </text:p>
          </table:table-cell>
          <table:table-cell/>
          <table:table-cell office:value-type="string" calcext:value-type="string">
            <text:p>tests that the division of c1, a complex number twice greater than c2 returns 2+(0i)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ivision operator </text:p>
          </table:table-cell>
          <table:table-cell/>
          <table:table-cell office:value-type="string" calcext:value-type="string">
            <text:p>tests the division between a complex number and an intege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ivision operator </text:p>
          </table:table-cell>
          <table:table-cell/>
          <table:table-cell office:value-type="string" calcext:value-type="string">
            <text:p>tests the division between a complex number and a float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xponentiation</text:p>
          </table:table-cell>
          <table:table-cell/>
          <table:table-cell office:value-type="string" calcext:value-type="string">
            <text:p>tests that a complex number raised by a positive integer returns the correct value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negation </text:p>
          </table:table-cell>
          <table:table-cell/>
          <table:table-cell office:value-type="string" calcext:value-type="string">
            <text:p>tests that the negation of a positive complex number changes both parts to negative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negation </text:p>
          </table:table-cell>
          <table:table-cell/>
          <table:table-cell office:value-type="string" calcext:value-type="string">
            <text:p>tests that the negation of a negative complex number returns a positive answer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onjugate <text:s text:c="5"/></text:p>
          </table:table-cell>
          <table:table-cell/>
          <table:table-cell office:value-type="string" calcext:value-type="string">
            <text:p>tests that the conjugate of a complex number with both positive real and imaginary parts returns a positive real part and a negative imaginary part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onjugate</text:p>
          </table:table-cell>
          <table:table-cell/>
          <table:table-cell office:value-type="string" calcext:value-type="string">
            <text:p>tests that the conjugate of a complex number with both real and imaginary parts negative returns a negative real part and a positive imaginary part </text:p>
          </table:table-cell>
          <table:table-cell office:value-type="string" calcext:value-type="string">
            <text:p><text:s/>negative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ssignment operator </text:p>
          </table:table-cell>
          <table:table-cell/>
          <table:table-cell office:value-type="string" calcext:value-type="string">
            <text:p>tests that a complex c2 can be (copied) assigned from a previously defined c1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get imaginary</text:p>
          </table:table-cell>
          <table:table-cell/>
          <table:table-cell office:value-type="string" calcext:value-type="string">
            <text:p>tests that you’re able to get a previously defined imaginary part of a complex numbe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get real </text:p>
          </table:table-cell>
          <table:table-cell/>
          <table:table-cell office:value-type="string" calcext:value-type="string">
            <text:p>tests that you’re able to get a previously defined real part of a complex number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5"/>
          <table:table-cell office:value-type="string" calcext:value-type="string">
            <text:p>set imaginary</text:p>
          </table:table-cell>
          <table:table-cell/>
          <table:table-cell table:style-name="ce6" office:value-type="string" calcext:value-type="string">
            <text:p>tests that you’re able to set/reset an undefined/previously defined imaginary part of a complex numbe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/>
          <table:table-cell office:value-type="string" calcext:value-type="string">
            <text:p>set real </text:p>
          </table:table-cell>
          <table:table-cell/>
          <table:table-cell table:style-name="ce6" office:value-type="string" calcext:value-type="string">
            <text:p>tests that you’re able to set/reset an undefined/previously defined real part of a complex numbe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<text:s/>==</text:p>
          </table:table-cell>
          <table:table-cell/>
          <table:table-cell office:value-type="string" calcext:value-type="string">
            <text:p>tests that the == works correctly 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3" office:value-type="string" calcext:value-type="string">
            <text:p><text:s/>!=</text:p>
          </table:table-cell>
          <table:table-cell/>
          <table:table-cell office:value-type="string" calcext:value-type="string">
            <text:p>tests that the != works correctly </text:p>
          </table:table-cell>
          <table:table-cell/>
        </table:table-row>
        <table:table-row table:style-name="ro1" table:number-rows-repeated="6">
          <table:table-cell table:style-name="Default"/>
          <table:table-cell table:number-columns-repeated="5"/>
        </table:table-row>
        <table:table-row table:style-name="ro1">
          <table:table-cell table:style-name="ce2" office:value-type="string" calcext:value-type="string">
            <text:p>Terminal Tes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sts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Method</text:p>
          </table:table-cell>
          <table:table-cell/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onentiation</text:p>
          </table:table-cell>
          <table:table-cell/>
          <table:table-cell office:value-type="string" calcext:value-type="string">
            <text:p>tests to see if the programs accounts for a complex number raised to a negative integer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ponentiation</text:p>
          </table:table-cell>
          <table:table-cell/>
          <table:table-cell office:value-type="string" calcext:value-type="string">
            <text:p>tests to see if the programs accounts for a complex number raised to the power of 0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ivision operator </text:p>
          </table:table-cell>
          <table:table-cell/>
          <table:table-cell office:value-type="string" calcext:value-type="string">
            <text:p>tests to see if the programs accounts for a divide by zero error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01:45:49.478500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1:45:57.090622353</meta:creation-date>
    <meta:editing-duration>PT49M49S</meta:editing-duration>
    <meta:editing-cycles>3</meta:editing-cycles>
    <meta:generator>LibreOffice/5.1.6.2$Linux_X86_64 LibreOffice_project/10m0$Build-2</meta:generator>
    <dc:date>2017-03-20T02:56:00.396204018</dc:date>
    <meta:document-statistic meta:table-count="1" meta:cell-count="121" meta:object-count="0"/>
  </office:meta>
</office:document-meta>
</file>